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officeooo:rsid="0030ff0c" officeooo:paragraph-rsid="0030ff0c" style:font-size-asian="12pt" style:font-size-complex="12pt"/>
    </style:style>
    <style:style style:name="P2" style:family="paragraph" style:parent-style-name="Standard">
      <style:text-properties officeooo:paragraph-rsid="0041d8e6"/>
    </style:style>
    <style:style style:name="P3" style:family="paragraph" style:parent-style-name="Standard">
      <style:text-properties fo:font-weight="normal" officeooo:rsid="0030ff0c" officeooo:paragraph-rsid="0041d8e6" style:font-weight-asian="normal" style:font-weight-complex="normal"/>
    </style:style>
    <style:style style:name="P4" style:family="paragraph" style:parent-style-name="Text_20_body">
      <style:text-properties style:font-name="DejaVu Sans" fo:font-size="8pt" fo:font-weight="normal" officeooo:paragraph-rsid="0041d8e6" style:font-size-asian="8pt" style:font-weight-asian="normal" style:font-size-complex="8pt" style:font-weight-complex="normal"/>
    </style:style>
    <style:style style:name="P5" style:family="paragraph" style:parent-style-name="Text_20_body">
      <style:text-properties officeooo:paragraph-rsid="0041d8e6"/>
    </style:style>
    <style:style style:name="T1" style:family="text">
      <style:text-properties fo:font-weight="bold" style:font-weight-asian="bold" style:font-weight-complex="bold"/>
    </style:style>
    <style:style style:name="T2" style:family="text">
      <style:text-properties fo:font-weight="bold" officeooo:rsid="0036ca05" style:font-weight-asian="bold" style:font-weight-complex="bold"/>
    </style:style>
    <style:style style:name="T3" style:family="text">
      <style:text-properties fo:font-weight="bold" officeooo:rsid="0030ff0c" style:font-weight-asian="bold" style:font-weight-complex="bold"/>
    </style:style>
    <style:style style:name="T4" style:family="text">
      <style:text-properties fo:font-weight="bold" officeooo:rsid="00256a1f" style:font-weight-asian="bold" style:font-weight-complex="bold"/>
    </style:style>
    <style:style style:name="T5" style:family="text">
      <style:text-properties fo:font-weight="bold" officeooo:rsid="0015533a" style:font-weight-asian="bold" style:font-weight-complex="bold"/>
    </style:style>
    <style:style style:name="T6" style:family="text">
      <style:text-properties fo:font-weight="bold" officeooo:rsid="00272d4c" style:font-weight-asian="bold" style:font-weight-complex="bold"/>
    </style:style>
    <style:style style:name="T7" style:family="text">
      <style:text-properties fo:font-weight="bold" officeooo:rsid="0031c546" style:font-weight-asian="bold" style:font-weight-complex="bold"/>
    </style:style>
    <style:style style:name="T8" style:family="text">
      <style:text-properties fo:font-weight="bold" officeooo:rsid="001aa587" style:font-weight-asian="bold" style:font-weight-complex="bold"/>
    </style:style>
    <style:style style:name="T9" style:family="text">
      <style:text-properties fo:font-weight="bold" officeooo:rsid="001d0c60" style:font-weight-asian="bold" style:font-weight-complex="bold"/>
    </style:style>
    <style:style style:name="T10" style:family="text">
      <style:text-properties fo:font-weight="bold" officeooo:rsid="001eb671" style:font-weight-asian="bold" style:font-weight-complex="bold"/>
    </style:style>
    <style:style style:name="T11" style:family="text">
      <style:text-properties fo:font-weight="bold" officeooo:rsid="0021db41" style:font-weight-asian="bold" style:font-weight-complex="bold"/>
    </style:style>
    <style:style style:name="T12" style:family="text">
      <style:text-properties fo:language="en" fo:country="US" officeooo:rsid="000e8d71"/>
    </style:style>
    <style:style style:name="T13" style:family="text">
      <style:text-properties fo:language="en" fo:country="US" officeooo:rsid="0033e55c"/>
    </style:style>
    <style:style style:name="T14" style:family="text">
      <style:text-properties fo:language="en" fo:country="US" officeooo:rsid="00259f8e"/>
    </style:style>
    <style:style style:name="T15" style:family="text">
      <style:text-properties fo:language="en" fo:country="US" officeooo:rsid="00103229"/>
    </style:style>
    <style:style style:name="T16" style:family="text">
      <style:text-properties fo:language="en" fo:country="US" officeooo:rsid="00256a1f"/>
    </style:style>
    <style:style style:name="T17" style:family="text">
      <style:text-properties fo:language="en" fo:country="US" officeooo:rsid="00370115"/>
    </style:style>
    <style:style style:name="T18" style:family="text">
      <style:text-properties fo:language="en" fo:country="US" officeooo:rsid="003d5899"/>
    </style:style>
    <style:style style:name="T19" style:family="text">
      <style:text-properties fo:language="en" fo:country="US" fo:font-weight="bold" officeooo:rsid="0031c546" style:font-weight-asian="bold" style:font-weight-complex="bold"/>
    </style:style>
    <style:style style:name="T20" style:family="text">
      <style:text-properties officeooo:rsid="0014988c"/>
    </style:style>
    <style:style style:name="T21" style:family="text">
      <style:text-properties officeooo:rsid="00272d4c"/>
    </style:style>
    <style:style style:name="T22" style:family="text">
      <style:text-properties officeooo:rsid="0031c546"/>
    </style:style>
    <style:style style:name="T23" style:family="text">
      <style:text-properties officeooo:rsid="001d0c60"/>
    </style:style>
    <style:style style:name="T24" style:family="text">
      <style:text-properties officeooo:rsid="001eb671"/>
    </style:style>
    <style:style style:name="T25" style:family="text">
      <style:text-properties officeooo:rsid="001eef28"/>
    </style:style>
    <style:style style:name="T26" style:family="text">
      <style:text-properties officeooo:rsid="0029dabe"/>
    </style:style>
    <style:style style:name="T27" style:family="text">
      <style:text-properties officeooo:rsid="00346145"/>
    </style:style>
    <style:style style:name="T28" style:family="text">
      <style:text-properties officeooo:rsid="00256a1f"/>
    </style:style>
    <style:style style:name="T29" style:family="text">
      <style:text-properties officeooo:rsid="000d3b75"/>
    </style:style>
    <style:style style:name="T30" style:family="text">
      <style:text-properties officeooo:rsid="00175793"/>
    </style:style>
    <style:style style:name="T31" style:family="text">
      <style:text-properties officeooo:rsid="001aa587"/>
    </style:style>
    <style:style style:name="T32" style:family="text">
      <style:text-properties officeooo:rsid="000e8d71"/>
    </style:style>
    <style:style style:name="T33" style:family="text">
      <style:text-properties officeooo:rsid="0015533a"/>
    </style:style>
    <style:style style:name="T34" style:family="text">
      <style:text-properties officeooo:rsid="0020a3b6"/>
    </style:style>
    <style:style style:name="T35" style:family="text">
      <style:text-properties officeooo:rsid="0021db41"/>
    </style:style>
    <style:style style:name="T36" style:family="text">
      <style:text-properties officeooo:rsid="00259f8e"/>
    </style:style>
    <style:style style:name="T37" style:family="text">
      <style:text-properties officeooo:rsid="0028d8e2"/>
    </style:style>
    <style:style style:name="T38" style:family="text">
      <style:text-properties officeooo:rsid="002c0e40"/>
    </style:style>
    <style:style style:name="T39" style:family="text">
      <style:text-properties officeooo:rsid="002d1dcd"/>
    </style:style>
    <style:style style:name="T40" style:family="text">
      <style:text-properties officeooo:rsid="002db7d6"/>
    </style:style>
    <style:style style:name="T41" style:family="text">
      <style:text-properties officeooo:rsid="0030ff0c"/>
    </style:style>
    <style:style style:name="T42" style:family="text">
      <style:text-properties officeooo:rsid="0033e55c"/>
    </style:style>
    <style:style style:name="T43" style:family="text">
      <style:text-properties officeooo:rsid="00340164"/>
    </style:style>
    <style:style style:name="T44" style:family="text">
      <style:text-properties officeooo:rsid="0036ca05"/>
    </style:style>
    <style:style style:name="T45" style:family="text">
      <style:text-properties officeooo:rsid="00370115"/>
    </style:style>
    <style:style style:name="T46" style:family="text">
      <style:text-properties fo:font-style="italic" style:font-style-asian="italic" style:font-style-complex="italic"/>
    </style:style>
    <style:style style:name="T47" style:family="text">
      <style:text-properties fo:font-style="italic" officeooo:rsid="0014988c" style:font-style-asian="italic" style:font-style-complex="italic"/>
    </style:style>
    <style:style style:name="T48" style:family="text">
      <style:text-properties fo:font-style="italic" officeooo:rsid="0036ca05" style:font-style-asian="italic" style:font-style-complex="italic"/>
    </style:style>
    <style:style style:name="T49" style:family="text">
      <style:text-properties fo:font-style="italic" officeooo:rsid="00370115" style:font-style-asian="italic" style:font-style-complex="italic"/>
    </style:style>
    <style:style style:name="T50" style:family="text">
      <style:text-properties fo:font-style="italic" officeooo:rsid="00256a1f" style:font-style-asian="italic" style:font-style-complex="italic"/>
    </style:style>
    <style:style style:name="T51" style:family="text">
      <style:text-properties fo:font-style="italic" fo:font-weight="normal" officeooo:rsid="0036ca05" style:font-style-asian="italic" style:font-weight-asian="normal" style:font-style-complex="italic" style:font-weight-complex="normal"/>
    </style:style>
    <style:style style:name="T52" style:family="text">
      <style:text-properties fo:font-style="italic" fo:font-weight="normal" officeooo:rsid="00256a1f" style:font-style-asian="italic" style:font-weight-asian="normal" style:font-style-complex="italic" style:font-weight-complex="normal"/>
    </style:style>
    <style:style style:name="T53" style:family="text">
      <style:text-properties style:text-position="-33% 80%" officeooo:rsid="00272d4c"/>
    </style:style>
    <style:style style:name="T54" style:family="text">
      <style:text-properties officeooo:rsid="00383c01"/>
    </style:style>
    <style:style style:name="T55" style:family="text">
      <style:text-properties fo:font-weight="normal" style:font-weight-asian="normal" style:font-weight-complex="normal"/>
    </style:style>
    <style:style style:name="T56" style:family="text">
      <style:text-properties fo:font-weight="normal" officeooo:rsid="00256a1f" style:font-weight-asian="normal" style:font-weight-complex="normal"/>
    </style:style>
    <style:style style:name="T57" style:family="text">
      <style:text-properties fo:font-weight="normal" officeooo:rsid="0036ca05" style:font-weight-asian="normal" style:font-weight-complex="normal"/>
    </style:style>
    <style:style style:name="T58" style:family="text">
      <style:text-properties fo:font-weight="normal" officeooo:rsid="0021db41" style:font-weight-asian="normal" style:font-weight-complex="normal"/>
    </style:style>
    <style:style style:name="T59" style:family="text">
      <style:text-properties officeooo:rsid="003a97eb"/>
    </style:style>
    <style:style style:name="T60" style:family="text">
      <style:text-properties officeooo:rsid="003d5899"/>
    </style:style>
    <style:style style:name="T61" style:family="text">
      <style:text-properties officeooo:rsid="003e36a9"/>
    </style:style>
    <style:style style:name="T62" style:family="text">
      <style:text-properties officeooo:rsid="003ef4d6"/>
    </style:style>
    <style:style style:name="T63" style:family="text">
      <style:text-properties style:font-name="Liberation Sans" fo:font-size="18.5pt" fo:font-weight="bold" style:font-size-asian="18.5pt" style:font-weight-asian="bold" style:font-size-complex="18.5pt" style:font-weight-complex="bold"/>
    </style:style>
    <style:style style:name="T64" style:family="text">
      <style:text-properties style:font-name="Liberation Sans" fo:font-size="18.5pt" fo:font-weight="bold" officeooo:rsid="003ef4d6" style:font-size-asian="18.5pt" style:font-weight-asian="bold" style:font-size-complex="18.5pt" style:font-weight-complex="bold"/>
    </style:style>
    <style:style style:name="T65" style:family="text">
      <style:text-properties style:font-name="Liberation Sans" fo:font-size="18.5pt" fo:font-weight="bold" officeooo:rsid="0030ff0c" style:font-size-asian="18.5pt" style:font-weight-asian="bold" style:font-size-complex="18.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3">Digital </text:span><text:span text:style-name="T64">D</text:span><text:span text:style-name="T63">ata </text:span><text:span text:style-name="T64">F</text:span><text:span text:style-name="T63">unerals</text:span><text:span text:style-name="T65"> – </text:span><text:span text:style-name="T64">I</text:span><text:span text:style-name="T65">nterview with Audrey Samson</text:span><text:span text:style-name="T41"><text:line-break/></text:span></text:p>
      <text:p text:style-name="P3">% BY: Linda Kronman</text:p>
      <text:p text:style-name="P1"/>
      <text:p text:style-name="Text_20_body"><text:span text:style-name="T3">Linda Kronman (LK): </text:span>Your works <text:span text:style-name="T46">ne.me.quitte</text:span><text:span text:style-name="T48">(</text:span><text:span text:style-name="T46">s</text:span><text:span text:style-name="T48">)</text:span><text:span text:style-name="T46">.pas</text:span><text:span text:style-name="T28"><text:note text:id="ftn1" text:note-class="footnote"><text:note-citation>1</text:note-citation><text:note-body><text:p text:style-name="Footnote"><text:span text:style-name="T1">ne.me.quitte(s).pas</text:span> is a ritual of erasure, a symbolic attempt to escape datafication. The starting point of the project is a public installation that offers USB keys and a set of instructions in a pre-addressed envelope. The audience that engages with the piece sends their data in the post to the artist. In a biochemistry lab a digital data funeral is then performed. The keys are immersed in a mix of acids called Aqua Regia, used to dissolve noble metals. After <text:span text:style-name="T44">digestion</text:span>, the remains are <text:span text:style-name="T44">are sent back to the owner by post in a small</text:span> jewelry box.</text:p></text:note-body></text:note></text:span> (do not leave me) and<text:span text:style-name="T55"> </text:span><text:span text:style-name="T51">Goodnight Sweetheart</text:span><text:span text:style-name="T56"><text:note text:id="ftn2" text:note-class="footnote"><text:note-citation>2</text:note-citation><text:note-body><text:p text:style-name="Footnote"><text:span text:style-name="T2">Goodnight Sweetheart</text:span> is a funeral for digital footprints and identities. <text:span text:style-name="T22">In this artwork </text:span>USB keys and other storage devices <text:span text:style-name="T22">are collected from participants and embalmed in</text:span> <text:span text:style-name="T44">resin, forever sealing the data.</text:span></text:p></text:note-body></text:note></text:span><text:span text:style-name="T56"> </text:span><text:span text:style-name="T55">can bot</text:span><text:span text:style-name="T58">h</text:span><text:span text:style-name="T55"> be seen as digital data funerals and artistic strategies to </text:span>deal with <text:span text:style-name="T38">the </text:span>deletion of data. Yet in your research you talk about the difficulties of deleting data, specially in the case of Facebook, Google and Twitter. How hard or easy is it to erase data on<text:span text:style-name="T38">c</text:span>e uploaded in the circulation of social media?</text:p>
      <text:p text:style-name="Text_20_body"><text:span text:style-name="T3">Audrey Samson (AS)</text:span><text:span text:style-name="T1">: </text:span>Yes, <text:span text:style-name="T28">both works</text:span> are <text:span text:style-name="T28">about erasing</text:span> data, but as you say it is rather impossible, so <text:span text:style-name="T28">in the works the gesture </text:span>is very symbolic. How difficult is it to erase data? I think it is nearly impossible, <text:span text:style-name="T42">e</text:span>specially online. <text:span text:style-name="T28">When</text:span> one<text:span text:style-name="T42">'</text:span>s data is uploaded to the <text:span text:style-name="T32">cloud,</text:span> we normally <text:span text:style-name="T32">don't</text:span> know where the server is, and the only real way to destroy data, is by physically destroy<text:span text:style-name="T28">ing</text:span> the <text:span text:style-name="T28">hardware,</text:span> by de-magnetizing it or smashing it. <text:span text:style-name="T28">O</text:span>bviously you can<text:span text:style-name="T28">'</text:span>t march <text:span text:style-name="T45">over </text:span>to <text:span text:style-name="T28">G</text:span>oogle somewhere in <text:span text:style-name="T32">California</text:span> and say <text:span text:style-name="T30">– </text:span>I would like to smash my section. <text:span text:style-name="T28">A</text:span>nd even if you could, because <text:span text:style-name="T29">of how things are copied and propagated through the network, deleting data is practically impossible. </text:span></text:p>
      <text:p text:style-name="Text_20_body"><text:span text:style-name="T4">LK:</text:span><text:span text:style-name="T28"> </text:span>Another thing you have written about is issues of data ownership after a person's death. What are the current policies of the major social media platforms handling one's digital legacy after death? </text:p>
      <text:p text:style-name="Text_20_body"><text:span text:style-name="T19">AS: </text:span><text:span text:style-name="T12">These </text:span><text:span text:style-name="T16">policies </text:span><text:span text:style-name="T12">change very quickly, so hopefully what I say is current, but it might be six months or a year old. For example Facebook </text:span><text:span text:style-name="T15">recently</text:span><text:span text:style-name="T12"> </text:span><text:span text:style-name="T13">implemented</text:span><text:span text:style-name="T12"> </text:span><text:span text:style-name="T13">the</text:span><text:span text:style-name="T12"> </text:span><text:span text:style-name="T18">'</text:span><text:span text:style-name="T13">L</text:span><text:span text:style-name="T12">egacy </text:span><text:span text:style-name="T13">C</text:span><text:span text:style-name="T12">ontact</text:span><text:span text:style-name="T18">'</text:span><text:span text:style-name="T12">, which is not </text:span><text:span text:style-name="T15">available</text:span><text:span text:style-name="T12"> in all countries yet, but </text:span><text:span text:style-name="T15">definitely</text:span><text:span text:style-name="T12"> in the US </text:span><text:span text:style-name="T17">and DK</text:span><text:span text:style-name="T12">. If you have F</text:span><text:span text:style-name="T14">acebook, </text:span><text:span text:style-name="T12">in your profile settings you may </text:span><text:span text:style-name="T13">designate</text:span><text:span text:style-name="T12"> the person who would be </text:span><text:span text:style-name="T14">your</text:span><text:span text:style-name="T12"> legacy contact. </text:span><text:span text:style-name="T13">This person may update your profile picture and add new friends, also download a copy of your Facebook data.</text:span><text:span text:style-name="T12"> </text:span><text:span text:style-name="T13">You used to be able to choose </text:span><text:span text:style-name="T18">whether</text:span><text:span text:style-name="T13"> your account </text:span><text:span text:style-name="T18">should</text:span><text:span text:style-name="T13"> be deleted or memoriali</text:span><text:span text:style-name="T18">z</text:span><text:span text:style-name="T13">ed (upon proof of death). </text:span><text:span text:style-name="T12">But of course </text:span><text:span text:style-name="T15">deleted</text:span><text:span text:style-name="T12"> is again a big word, because they </text:span><text:span text:style-name="T15">don't</text:span><text:span text:style-name="T12"> really </text:span><text:span text:style-name="T15">delete</text:span><text:span text:style-name="T12"> the data. Even if they </text:span><text:span text:style-name="T15">delete</text:span><text:span text:style-name="T12"> your profile data, your ID still exists, and all your data still exist, shared through other </text:span><text:span text:style-name="T15">peoples</text:span><text:span text:style-name="T12"> </text:span><text:span text:style-name="T15">profiles.</text:span><text:span text:style-name="T12"> </text:span></text:p>
      <text:p text:style-name="Text_20_body"><text:span text:style-name="T5">LK:</text:span><text:span text:style-name="T33"> </text:span>What happens in practice when the profile does not appear anymore? Will the persons be deleted from the friend lists etc.?</text:p>
      <text:p text:style-name="Text_20_body"><text:span text:style-name="T5">AS:</text:span><text:span text:style-name="T33"> </text:span>This is very recent so there hasn't been much testing on it. So it should be that it takes you off all those list<text:span text:style-name="T42">s</text:span>. But in the past when profiles ha<text:span text:style-name="T36">ve</text:span> been <text:span text:style-name="T60">'</text:span>taken off<text:span text:style-name="T60">'</text:span>, they have still appeared in <text:span text:style-name="T36">e.g. </text:span>birthday reminders. Or they have this new thing <text:span text:style-name="T60">'</text:span>your memories<text:span text:style-name="T60">'</text:span>, and this has been very troublesome for some people, because for example their dea<text:span text:style-name="T42">d</text:span> brother appears in <text:span text:style-name="T60">'</text:span>the memories<text:span text:style-name="T60">'</text:span> one morning, so there is this kind of ghost in the machine that lingers on. </text:p>
      <text:p text:style-name="Text_20_body"><text:soft-page-break/>With Google it is not really a death policy, they don't even use the word death, which is very interesting. It is the <text:span text:style-name="T60">'I</text:span>nactive <text:span text:style-name="T45">A</text:span>ccount <text:span text:style-name="T45">M</text:span>anager<text:span text:style-name="T60">'</text:span>. So we get this idea that we never die online, we just go inactive. The <text:span text:style-name="T60">'I</text:span>nactive <text:span text:style-name="T45">A</text:span>ccount <text:span text:style-name="T45">M</text:span>anager<text:span text:style-name="T60">'</text:span> is not for death per se, but it deals with inactivity, for example if you are in a s<text:span text:style-name="T45">t</text:span>ate of health in which you can't deal with your accounts. <text:span text:style-name="T36">So, y</text:span>ou are able to determine what you do with all your <text:span text:style-name="T36">G</text:span>oogle things, such as <text:span text:style-name="T36">G</text:span>oogle <text:span text:style-name="T36">W</text:span>allet, <text:span text:style-name="T36">G</text:span>mail, Google <text:span text:style-name="T36">D</text:span>rive, and all the other million things we have there. But if you say you want to delete something, you are not erased from the server logs. You are supposed to be able to erase your search history, but actually you can<text:span text:style-name="T36">'</text:span>t because it is saved in the server logs, so in that sense your history is just somewhere else. </text:p>
      <text:p text:style-name="Text_20_body">Twitter does not really deal with death <text:span text:style-name="T43">(apparently they would discontinue the account)</text:span>. Basically if you are dead, how would they find it out and how do they verify it? <text:span text:style-name="T43">I am not sure how this works. </text:span>There are so many services that will continue your twitter presence even after you die, so the whole idea of death does not seem to exist on Twitter. <text:line-break/><text:line-break/><text:span text:style-name="T1">LK:</text:span> That is also interesting: how does a company really know a person is dead? <text:span text:style-name="T60">T</text:span>hey might just be inactive.</text:p>
      <text:p text:style-name="Text_20_body"><text:span text:style-name="T5">AS: </text:span>On Facebook <text:span text:style-name="T61">that</text:span> was actually <text:span text:style-name="T20">quite an issue. Because before the legacy contact one had to show proof that a person is dead, for example with a death certificate. But it appears that in practice this was not always verified. So it happened that someone said a person was dead and it was a prank, so the person's Facebook was de-activated, but the person was still alive. They then had to prove that they were still alive. So they got hacked in a way. This raises questions like: How do you prove that you are still alive, when there are so many modes of presence through bots and algorithms? What does it mean to be </text:span><text:span text:style-name="T47">alive</text:span><text:span text:style-name="T20"> anymore?</text:span></text:p>
      <text:p text:style-name="Text_20_body"><text:span text:style-name="T1">LK:</text:span> So in the end, if we want to erase our presence from Facebook, dead or alive, it is impossible?</text:p>
      <text:p text:style-name="Text_20_body"><text:span text:style-name="T1">AS: </text:span>I think so, it is absolutely nearly impossible.</text:p>
      <text:p text:style-name="Text_20_body"><text:span text:style-name="T6">LK: </text:span><text:span text:style-name="T21">In your work </text:span><text:span text:style-name="T46">ne.me.quitte</text:span><text:span text:style-name="T49">(</text:span><text:span text:style-name="T46">s</text:span><text:span text:style-name="T49">)</text:span><text:span text:style-name="T46">.pas</text:span> USB sticks with data are physically <text:span text:style-name="T61">destroyed</text:span> by using acid. <text:span text:style-name="T21">A</text:span>nd in <text:span text:style-name="T50">Goodnight Sweetheart</text:span> various storage mediums are embalmed in epoxy, totally blocking the access <text:span text:style-name="T21">to </text:span>the data they contain. What was the process to choose these strategies <text:span text:style-name="T21">of deletion </text:span>for your artworks?</text:p>
      <text:p text:style-name="Text_20_body"><text:span text:style-name="T7">AS:</text:span><text:span text:style-name="T22"> </text:span>I was thinking of way<text:span text:style-name="T30">s</text:span> to destroy data<text:span text:style-name="T30"> so <text:s/>that it could not be accessible anymore.</text:span> <text:span text:style-name="T21">Another more visceral way than just smashing the hard-drive with a hammer. Then I met Jonathan Kemp, who was making gold cocktails from old hardware. You can strip the heavy metals by using a specific mix of acids called 'aqua regia' (HNO</text:span><text:span text:style-name="T53">3</text:span><text:span text:style-name="T21">+3 HCl). It is an old method to make gold soluble. I thought wow, gold cocktails, this is such a poetic drink. Learning about the process of the acid being able to dissolve the metal, that's when I thought – can we try this with the USB sticks? That is how the whole thing came about, through collaboration with him. </text:span></text:p>
      <text:p text:style-name="Text_20_body">In the second iteration it became apparent that using the acid was kind of a cremation of the data. I don't know if you know someone who has b<text:span text:style-name="T39">e</text:span>en cremated? When you receive the ashes afterwards – it is very strange material thing to receive. It became clear that the remnants I would send back in the post, w<text:span text:style-name="T40">ere</text:span> like remnants from a cremation. </text:p>
      <text:p text:style-name="Text_20_body"><text:soft-page-break/>In the second project I thought what if we <text:span text:style-name="T61">could</text:span> embalm the data, make a relic out of it, in the way people embalm animals or human<text:span text:style-name="T40">s</text:span> at the funeral before b<text:span text:style-name="T40">ury</text:span>ing them. The choice of the material came about for practical reasons; what can dry in such a way, in a certain time, that is transparent <text:span text:style-name="T54">and </text:span>that can have the embalming features. It <text:span text:style-name="T27">ended up with</text:span> resin for the devices and epoxy for the <text:span text:style-name="T27">USB</text:span> sticks. </text:p>
      <text:p text:style-name="Text_20_body"><text:span text:style-name="T8">LK:</text:span><text:span text:style-name="T31"> </text:span>Both of your projects are also participatory. The data was chosen and given to you by the participants. Have you collected any statements of how they felt about the final erasure of the data?<text:line-break/><text:line-break/><text:span text:style-name="T7">AS:</text:span><text:span text:style-name="T22"> I have a little bit, and I must say that it is rather incidental in the sense that I never intended to ask people afterwards about the data. It was always supposed to be an anonymous thing. I never look at the data, I just either embalm or cremate it and send it back to them. Interestingly I have been reproached for this, apparently it is my duty to collect metadata about what I erase, people cannot let go. But I did end up doing interviews about the project, incidentally with people that had done it, so I do have those statements. And interestingly enough most of the people I spoke to had sent data relating to a past relationship. Not necessarily someone who died, usually a past boyfriend or girlfriend. So, for example you have old pictures in your pictures folders and every time you go looking for an image you might see an old photo of that boyfriend. These people would say that this gave them the opportunity to organize it in a way, to decide what to keep and what to delete, or just to erase everything, to get closure from that relationship. That was the story I encountered most often. </text:span></text:p>
      <text:p text:style-name="Text_20_body"><text:span text:style-name="T9">LK:</text:span><text:span text:style-name="T23"> </text:span>The biological human memory needs to forget: <text:span text:style-name="T62">H</text:span>ow important do you <text:span text:style-name="T62">think it is that</text:span> in the digital realm there is a right to be forgotten <text:span text:style-name="T62">as well</text:span>? On the other hand when someone dies we want to remember <text:span text:style-name="T23">them by</text:span> creat<text:span text:style-name="T54">ing</text:span> monuments; how does this translate to the digital?</text:p>
      <text:p text:style-name="Text_20_body"><text:span text:style-name="T10">AS:</text:span><text:span text:style-name="T24"> </text:span>That is a tough question. I think it is very important to be able to forget. Both in the human brain, if we <text:span text:style-name="T37">can</text:span> make such a separation anymore, and online. <text:span text:style-name="T37">T</text:span>o be able to erase is definitely crucial to the eventual function <text:span text:style-name="T54">of</text:span> our collective memory. But <text:span text:style-name="T62">that</text:span> is not to say <text:span text:style-name="T21">– </text:span>erase everything; <text:span text:style-name="T37">rather – </text:span>how do we then think about archiving in general? Archiving is always a power structure, <text:span text:style-name="T24">so whoever gets to decide what we erase, is also the one who has the power to decide such things. I was thinking recently about how it could be in the future, that you might have to pay to have things erased. The people in control of the servers would have the ability to erase data and it would be a very high-cost service. So the rich people would be able to delete their data and the poor people would not. </text:span></text:p>
      <text:p text:style-name="Text_20_body"><text:span text:style-name="T1">LK:</text:span> This is very interesting, because today one is ready to pay for recovering lost data, <text:span text:style-name="T62">so </text:span>why not pay for deleting data? It <text:span text:style-name="T25">sounds like a very evil business model!</text:span></text:p>
      <text:p text:style-name="Text_20_body"><text:span text:style-name="T1">AS:</text:span> It <text:span text:style-name="T25">does,</text:span> but I think it is <text:span text:style-name="T34">not </text:span>such a far-<text:span text:style-name="T27">fetched idea</text:span>. <text:span text:style-name="T26">It started a long time ago, that when we get free services, all of what we do online is tracked, even when we pay it is tracked.</text:span> <text:span text:style-name="T25">All this information we give involuntarily to the company. Now there are services that will specifically ask you for more personal information, for example tracking your heartbeat, and then you get the service for free. We are already starting to see the digital divide between people that have no money at all, that will just give away whatever information asked to obtain a service. I can see this building towards the point where there is all this evidence that can be used against you, as we know, and you should pay a big price to get it erased.</text:span></text:p>
      <text:p text:style-name="Text_20_body"><text:soft-page-break/><text:span text:style-name="T11">LK:</text:span><text:span text:style-name="T35"> </text:span>As a last question, do you think there can be artistic strategies to deal with this?</text:p>
      <text:p text:style-name="Text_20_body"><text:span text:style-name="T11">AS:</text:span><text:span text:style-name="T35"> </text:span>I think that artist<text:span text:style-name="T40">s</text:span> working with strategies of deletion or erasure are addressing the issues. <text:span text:style-name="T35">T</text:span>hinking about networked data as part of our selves, and therefore treating it in a different way, as a material thing with consequences, <text:span text:style-name="T35">t</text:span>hat will help <text:span text:style-name="T35">us </text:span>to deal with th<text:span text:style-name="T35">e</text:span>s<text:span text:style-name="T35">e</text:span> issues. Artist<text:span text:style-name="T40">s</text:span> that work with erasure of data emphasize materiality of data, and this is very relevant. <text:span text:style-name="T27">Demystifying the</text:span> ephemeral cloud <text:span text:style-name="T27">network fallacy</text:span> will already change how we address these issues.</text:p>
      <text:p text:style-name="P4"/>
      <text:p text:style-name="P4">% --Biography -------------------------------------</text:p>
      <text:p text:style-name="P5"><text:span text:style-name="T3"><text:line-break/>Audrey Samson</text:span> <text:span text:style-name="T59">(CA) </text:span>is an artist-researcher currently completing a PhD at the School of Creative Media in Hong Kong. Her performative installations explore how memory and technical objects are iteratively reconfigured and entangled in the context of networked data archiving. Her artistic approach, informed by the cultural context of technology, is ethnographical and rooted in software studies. Samson's work has been presented at festivals and galleries throughout the Asia Pacific, Europe, and Canada.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5-12-10T16:53:05.762890859</dc:date>
    <meta:editing-duration>P1DT21M16S</meta:editing-duration>
    <meta:editing-cycles>25</meta:editing-cycles>
    <meta:generator>LibreOffice/4.2.8.2$Linux_X86_64 LibreOffice_project/420m0$Build-2</meta:generator>
    <meta:document-statistic meta:table-count="0" meta:image-count="0" meta:object-count="0" meta:page-count="4" meta:paragraph-count="28" meta:word-count="2083" meta:character-count="11676" meta:non-whitespace-character-count="9599"/>
  </office:meta>
</office:document-meta>
</file>